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3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font-size="13pt" fo:font-weight="normal" style:font-size-asian="13pt" style:font-weight-asian="normal" style:font-size-complex="13pt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 MALAVOGLIA</text:p>
      <text:p text:style-name="P1"/>
      <text:p text:style-name="P1"/>
      <text:p text:style-name="P1"/>
      <text:p text:style-name="P1">I malavoglia esce nel 1881.</text:p>
      <text:p text:style-name="P1">è ambientato nel 1863-1878</text:p>
      <text:p text:style-name="P1">i protagonisti sono una famiglia di pescatori, "malavoglia" è un ingiuria riferita alla famiglia</text:p>
      <text:p text:style-name="P1">"malavoglia" sta per scansa-fatiche. Perciò sono stati chiamati come l'opposto di quello che sono.</text:p>
      <text:p text:style-name="P1">Il vero nome della famiglia è Toscano, ma vengono chiamati solo una volta cosi, all'inizio dell'opera.</text:p>
      <text:p text:style-name="P1"/>
      <text:p text:style-name="P1"><text:span text:style-name="T1">Verga fu ispirato dall'</text:span><text:span text:style-name="T1">Inchiesta </text:span><text:span text:style-name="T1">meridionale</text:span> in Sicilia:</text:p>
      <text:p text:style-name="P1">Estensione dello Statuto Albertino in tutta Italia.</text:p>
      <text:p text:style-name="P1">Per i contadini la leva militare di 3 anni provocava danni economici ingenti.</text:p>
      <text:p text:style-name="P1">Con l'unità d'Italia si pensò che tutto fu cambiato</text:p>
      <text:p text:style-name="P1"/>
      <text:p text:style-name="P1">Padre n'toni era il capo famiglia</text:p>
      <text:p text:style-name="P1">aveva un figlio: Bastianazzo</text:p>
      <text:p text:style-name="P1">la moglie del figlio: Baruzza</text:p>
      <text:p text:style-name="P1">la seconda figlia: Mena</text:p>
      <text:p text:style-name="P1">il fidanzato di Mena: Brasi Cipolla</text:p>
      <text:p text:style-name="P3"/>
      <text:p text:style-name="P1"/>
      <text:p text:style-name="P1"/>
      <text:p text:style-name="P1">All'interno del romanzo ci sono due registri narrativi, il <text:span text:style-name="T1">Naturalismo</text:span> e il <text:span text:style-name="T1">Simbolismo</text:span> (pg.179):</text:p>
      <text:p text:style-name="P1">La natura rappresenta i sentimenti (Simbolismo)</text:p>
      <text:p text:style-name="P1">nei personaggi che hanno da esprimere sentimenti il linguaggio rimanda all'allusione di ciò che vorrebbero dire.</text:p>
      <text:p text:style-name="P1">EX: Mena e Alfio si capisce che sono innamorati anche se non lo dicono espressamente. (le stelle sono simboliche)</text:p>
      <text:p text:style-name="P1"/>
      <text:p text:style-name="P1">Una tecnica narrativa che usa spesso è il <text:span text:style-name="T1">discorso indiretto libero: </text:span>nel testo vengono inserite liberamente le parole dei personaggi (senza due punti o verbi).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11M16S</meta:editing-duration>
    <meta:editing-cycles>10</meta:editing-cycles>
    <meta:generator>OpenOffice/4.1.3$Win32 OpenOffice.org_project/413m1$Build-9783</meta:generator>
    <dc:date>2017-10-20T17:52:14.24</dc:date>
    <meta:document-statistic meta:table-count="0" meta:image-count="0" meta:object-count="0" meta:page-count="1" meta:paragraph-count="20" meta:word-count="196" meta:character-count="1271"/>
    <dc:creator>Cristian Borelli</dc:creator>
    <meta:user-defined meta:name="Info 1"/>
    <meta:user-defined meta:name="Info 2"/>
    <meta:user-defined meta:name="Info 3"/>
    <meta:user-defined meta:name="Info 4"/>
  </office:meta>
</office:document-meta>
</file>